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6118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1.6346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2839in"/>
    </style:style>
    <style:style style:name="co16" style:family="table-column">
      <style:table-column-properties fo:break-before="auto" style:column-width="0.661in"/>
    </style:style>
    <style:style style:name="co17" style:family="table-column">
      <style:table-column-properties fo:break-before="auto" style:column-width="0.2728in"/>
    </style:style>
    <style:style style:name="co18" style:family="table-column">
      <style:table-column-properties fo:break-before="auto" style:column-width="0.6445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2339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928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7043in"/>
    </style:style>
    <style:style style:name="co27" style:family="table-column">
      <style:table-column-properties fo:break-before="auto" style:column-width="0.7425in"/>
    </style:style>
    <style:style style:name="co28" style:family="table-column">
      <style:table-column-properties fo:break-before="auto" style:column-width="0.5457in"/>
    </style:style>
    <style:style style:name="co29" style:family="table-column">
      <style:table-column-properties fo:break-before="auto" style:column-width="0.8626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1028in"/>
    </style:style>
    <style:style style:name="co32" style:family="table-column">
      <style:table-column-properties fo:break-before="auto" style:column-width="1.8244in"/>
    </style:style>
    <style:style style:name="co33" style:family="table-column">
      <style:table-column-properties fo:break-before="auto" style:column-width="1.748in"/>
    </style:style>
    <style:style style:name="co34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ff0000"/>
      <style:text-properties fo:color="#ffffff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0000"/>
      <style:text-properties fo:color="#000000"/>
    </style:style>
    <style:style style:name="ce35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color="#ffffff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5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color="#ffffff"/>
    </style:style>
    <style:style style:name="ce51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3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5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</style:style>
    <style:style style:name="ce57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8" style:family="table-cell" style:parent-style-name="Default" style:data-style-name="N122">
      <style:text-properties fo:font-weight="bold" style:font-weight-asian="bold" style:font-weight-complex="bold"/>
    </style:style>
    <style:style style:name="ce59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2" style:family="table-cell" style:parent-style-name="Default" style:data-style-name="N1"/>
    <style:style style:name="ce6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21"/>
    <style:style style:name="ce6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37"/>
    <style:style style:name="ce6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style:text-align-source="value-type" style:repeat-content="false"/>
      <style:paragraph-properties fo:margin-left="0in"/>
    </style:style>
    <style:style style:name="ce69" style:family="table-cell" style:parent-style-name="Default">
      <style:table-cell-properties fo:background-color="#b3b3b3"/>
      <style:text-properties fo:color="#b3b3b3"/>
    </style:style>
    <style:style style:name="ce70" style:family="table-cell" style:parent-style-name="Default">
      <style:table-cell-properties fo:background-color="#b3b3b3"/>
    </style:style>
    <style:style style:name="ce71" style:family="table-cell" style:parent-style-name="Default">
      <style:table-cell-properties fo:background-color="#00ff00"/>
      <style:text-properties fo:color="#000000"/>
    </style:style>
    <style:style style:name="ce72" style:family="table-cell" style:parent-style-name="Default">
      <style:table-cell-properties fo:background-color="#b3b3b3"/>
      <style:text-properties fo:color="#000000"/>
    </style:style>
    <style:style style:name="ce7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transparent"/>
      <style:text-properties fo:color="#ffffff"/>
    </style:style>
    <style:style style:name="ce76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2" table:number-rows-repeated="65432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Plannin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0" table:default-cell-style-name="ce48"/>
        <table:table-column table:style-name="co10" table:default-cell-style-name="ce8"/>
        <table:table-column table:style-name="co7" table:number-columns-repeated="1016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Nov, 2009</text:p>
          </table:table-cell>
          <table:table-cell office:value-type="string">
            <text:p>Jan 2010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 table:style-name="ce27"/>
          <table:table-cell table:style-name="ce27" office:value-type="string">
            <text:p>Programmable strategies/traversal schemas</text:p>
          </table:table-cell>
          <table:table-cell table:style-name="ce37" office:value-type="float" office:value="10">
            <text:p>1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Splicing versus antisplicing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8"/>
          <table:table-cell table:style-name="ce34" office:value-type="string">
            <text:p>Lexicals/Layout</text:p>
          </table:table-cell>
          <table:table-cell table:style-name="ce38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38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</table:table-row>
        <table:table-row table:style-name="ro1">
          <table:table-cell table:style-name="ce27"/>
          <table:table-cell table:style-name="ce27" office:value-type="string">
            <text:p>Dynamic variable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Pattern driven function invocation (= <text:s/>dispatch based on matching)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Extend feature (~ import)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3"/>
        </table:table-row>
        <table:table-row table:style-name="ro1">
          <table:table-cell table:style-name="ce27"/>
          <table:table-cell table:style-name="ce27" office:value-type="string">
            <text:p>Tags verplaatsen a la Java</text:p>
          </table:table-cell>
          <table:table-cell table:style-name="ce37" office:value-type="float" office:value="2">
            <text:p>2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27" office:value-type="string">
            <text:p>Type literal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Syntax rules/patterns/parsing interface</text:p>
          </table:table-cell>
          <table:table-cell table:style-name="ce37" office:value-type="float" office:value="30">
            <text:p>3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3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9" office:value-type="float" office:value="40">
            <text:p>40</text:p>
          </table:table-cell>
          <table:table-cell table:style-name="ce51" office:value-type="percentage" office:value="0.9">
            <text:p>90%</text:p>
          </table:table-cell>
          <table:table-cell table:style-name="ce3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Rascal language features (Solve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2"/>
          <table:table-cell table:style-name="ce32" office:value-type="string">
            <text:p>Parameterized types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Assignmnent operators</text:p>
          </table:table-cell>
          <table:table-cell table:style-name="ce42" office:value-type="float" office:value="0.2">
            <text:p>0.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mport SDF modules &amp; parsing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Test cases concrete syntax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Construction of concrete lists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Extend REPL with concrete syntax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Library functions for parsing source text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Multiple results in comprehensions</text:p>
          </table:table-cell>
          <table:table-cell table:style-name="ce42" office:value-type="float" office:value="0.5">
            <text:p>0.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5" office:value-type="string">
            <text:p>Remove # for function parameters and calls to function parameters</text:p>
          </table:table-cell>
          <table:table-cell table:style-name="ce43" office:value-type="float" office:value="1">
            <text:p>1</text:p>
          </table:table-cell>
          <table:table-cell table:style-name="ce55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Rascal language features (closed/postponed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3"/>
          <table:table-cell table:style-name="ce33" office:value-type="string">
            <text:p>Views (abolished)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Operators as values (abolished)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6" office:value-type="string">
            <text:p>Separating AC an A versions of + and * (see proposal sheet)</text:p>
          </table:table-cell>
          <table:table-cell table:style-name="ce45"/>
          <table:table-cell table:style-name="ce57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Typing of comparison/addition operators in polymorphic functions in library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Break/continue</text:p>
          </table:table-cell>
          <table:table-cell table:style-name="ce44" office:value-type="string">
            <text:p><text:s/></text:p>
          </table:table-cell>
          <table:table-cell table:style-name="ce56" office:value-type="percentage" office:value="0">
            <text:p>0%</text:p>
          </table:table-cell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Matching: Map? AC? Lexical?</text:p>
          </table:table-cell>
          <table:table-cell table:style-name="ce44" office:value-type="string">
            <text:p><text:s/></text:p>
          </table:table-cell>
          <table:table-cell table:style-name="ce56" office:value-type="percentage" office:value="0">
            <text:p>0%</text:p>
          </table:table-cell>
          <table:table-cell table:style-name="ce44"/>
          <table:table-cell table:style-name="ce33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9"/>
          <table:table-cell table:style-name="ce47"/>
          <table:table-cell table:number-columns-repeated="1017"/>
        </table:table-row>
        <table:table-row table:style-name="ro1">
          <table:table-cell/>
          <table:table-cell table:style-name="ce1"/>
          <table:table-cell table:style-name="ce9"/>
          <table:table-cell table:style-name="ce47"/>
          <table:table-cell table:number-columns-repeated="1017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.75">
            <text:p>75%</text:p>
          </table:table-cell>
          <table:table-cell table:style-name="ce37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37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27" office:value-type="string">
            <text:p>Ambiguitie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Undo side-effects during backtracking + add tests/demos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37" office:value-type="string">
            <text:p>Tijs + Paul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37" office:value-type="string">
            <text:p>Paul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7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Paul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37" office:value-type="string">
            <text:p>Arnold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7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37" office:value-type="string">
            <text:p>Emilie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7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 console</text:p>
          </table:table-cell>
          <table:table-cell table:style-name="ce37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37" office:value-type="string">
            <text:p>Arnold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New Parsing technology</text:p>
          </table:table-cell>
          <table:table-cell table:style-name="ce37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Implementation (solve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2"/>
          <table:table-cell table:style-name="ce32" office:value-type="string">
            <text:p>Shared PDB</text:p>
          </table:table-cell>
          <table:table-cell table:style-name="ce42" office:value-type="float" office:value="2">
            <text:p>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Binary Serialisatie</text:p>
          </table:table-cell>
          <table:table-cell table:style-name="ce42" office:value-type="float" office:value="2">
            <text:p>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32" table:number-columns-repeated="248"/>
          <table:table-cell table:number-columns-repeated="768"/>
        </table:table-row>
        <table:table-row table:style-name="ro1">
          <table:table-cell table:style-name="ce32"/>
          <table:table-cell table:style-name="ce32" office:value-type="string">
            <text:p>Fail gracefully (we need more robustness tests)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ntroduce “experiments” folder for unfinished demos/experiments/etc.</text:p>
          </table:table-cell>
          <table:table-cell table:style-name="ce42"/>
          <table:table-cell table:style-name="ce54"/>
          <table:table-cell table:style-name="ce42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Refactoring of Result class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- join</text:p>
          </table:table-cell>
          <table:table-cell table:style-name="ce42" office:value-type="float" office:value="0.2">
            <text:p>0.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32" table:number-columns-repeated="1016"/>
        </table:table-row>
        <table:table-row table:style-name="ro1">
          <table:table-cell table:style-name="ce32" table:number-columns-repeated="2"/>
          <table:table-cell table:style-name="ce42"/>
          <table:table-cell table:style-name="ce54"/>
          <table:table-cell table:style-name="ce42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Unify message strings for each exception type</text:p>
          </table:table-cell>
          <table:table-cell table:style-name="ce42" office:value-type="float" office:value="0.5">
            <text:p>0.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nt versus BigInteger, double versus BigDecimal.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Implementation (closed/postponen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3"/>
          <table:table-cell table:style-name="ce33" office:value-type="string">
            <text:p>Improve performance: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attach info to AST (e.g. resolved functions) to avoid recomputation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cache types and patterns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tail recursion elimination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check for matching rules before constructing a new tree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Various projects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3"/>
          <table:table-cell table:style-name="ce33" office:value-type="string">
            <text:p>Rascal mode for VIM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Rascal mode for Emacs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Extend the graph library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Interface with Bisumulation Checker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Interface with a SAT solver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 table:formula="of:=SUM([.C4:.C79])" office:value-type="float" office:value="306.9">
            <text:p>306.9</text:p>
          </table:table-cell>
          <table:table-cell office:value-type="string">
            <text:p>workdays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46" table:formula="of:=[.C80]-SUMPRODUCT([.C4:.C79];[.D4:.D79])" office:value-type="float" office:value="147.85">
            <text:p>147.85</text:p>
          </table:table-cell>
          <table:table-cell office:value-type="string">
            <text:p>workdays</text:p>
          </table:table-cell>
          <table:table-cell table:number-columns-repeated="1017"/>
        </table:table-row>
        <table:table-row table:style-name="ro1" table:number-rows-repeated="654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enchmarks" table:style-name="ta1" table:print="false">
        <table:table-column table:style-name="co11" table:default-cell-style-name="ce59"/>
        <table:table-column table:style-name="co7" table:default-cell-style-name="ce61"/>
        <table:table-column table:style-name="co12" table:default-cell-style-name="ce59"/>
        <table:table-column table:style-name="co13" table:default-cell-style-name="ce62"/>
        <table:table-column table:style-name="co14" table:default-cell-style-name="ce59"/>
        <table:table-column table:style-name="co15" table:default-cell-style-name="ce62"/>
        <table:table-column table:style-name="co16" table:default-cell-style-name="ce59"/>
        <table:table-column table:style-name="co17" table:default-cell-style-name="ce62"/>
        <table:table-column table:style-name="co18" table:default-cell-style-name="ce64"/>
        <table:table-column table:style-name="co19" table:default-cell-style-name="ce59"/>
        <table:table-column table:style-name="co7" table:default-cell-style-name="Default"/>
        <table:table-column table:style-name="co20" table:default-cell-style-name="Default"/>
        <table:table-column table:style-name="co7" table:number-columns-repeated="244" table:default-cell-style-name="ce59"/>
        <table:table-row table:style-name="ro1">
          <table:table-cell table:style-name="ce5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60"/>
          <table:table-cell table:style-name="ce60" office:value-type="string">
            <text:p>Computer</text:p>
          </table:table-cell>
          <table:table-cell table:style-name="ce60" office:value-type="string">
            <text:p>Java</text:p>
          </table:table-cell>
          <table:table-cell table:style-name="ce63"/>
          <table:table-cell table:style-name="ce60" office:value-type="string">
            <text:p>ASF comp</text:p>
          </table:table-cell>
          <table:table-cell table:style-name="ce63"/>
          <table:table-cell table:style-name="ce60" office:value-type="string">
            <text:p>Rascal</text:p>
          </table:table-cell>
          <table:table-cell table:style-name="ce1"/>
          <table:table-cell table:style-name="ce65" office:value-type="string">
            <text:p>ASF int.</text:p>
          </table:table-cell>
          <table:table-cell table:style-name="ce60" office:value-type="string">
            <text:p>Ruby</text:p>
          </table:table-cell>
          <table:table-cell table:style-name="ce1" table:number-columns-repeated="2"/>
          <table:table-cell table:style-name="ce6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6" office:value-type="date" office:date-value="2009-08-16">
            <text:p>08/16/09</text:p>
          </table:table-cell>
        </table:table-row>
        <table:table-row table:style-name="ro1">
          <table:table-cell table:style-name="ce66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4" table:default-cell-style-name="Default"/>
        <table:table-column table:style-name="co31" table:default-cell-style-name="ce30"/>
        <table:table-column table:style-name="co31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1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9"/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concat</text:p>
          </table:table-cell>
          <table:table-cell table:style-name="ce71" office:value-type="string">
            <text:p>union</text:p>
          </table:table-cell>
          <table:table-cell table:style-name="ce71" office:value-type="string">
            <text:p>join</text:p>
          </table:table-cell>
          <table:table-cell table:style-name="ce71"/>
          <table:table-cell table:style-name="ce71" office:value-type="string">
            <text:p>union</text:p>
          </table:table-cell>
          <table:table-cell table:style-name="ce7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/>
          <table:table-cell table:style-name="ce68"/>
          <table:table-cell table:style-name="ce69"/>
          <table:table-cell table:style-name="ce71" table:number-columns-repeated="8"/>
          <table:table-cell table:style-name="ce7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9"/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70"/>
          <table:table-cell table:style-name="ce32" office:value-type="string">
            <text:p>subtract</text:p>
          </table:table-cell>
          <table:table-cell table:style-name="ce32" office:value-type="string">
            <text:p>subtract</text:p>
          </table:table-cell>
          <table:table-cell table:style-name="ce32" office:value-type="string">
            <text:p>remove</text:p>
          </table:table-cell>
          <table:table-cell table:style-name="ce70"/>
          <table:table-cell table:style-name="ce32" office:value-type="string">
            <text:p>subtra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9"/>
          <table:table-cell table:style-name="ce32" office:value-type="string">
            <text:p><text:s/>*</text:p>
          </table:table-cell>
          <table:table-cell table:style-name="ce32" office:value-type="string">
            <text:p>*</text:p>
          </table:table-cell>
          <table:table-cell table:style-name="ce70"/>
          <table:table-cell table:style-name="ce32" office:value-type="string">
            <text:p>Cart prod</text:p>
          </table:table-cell>
          <table:table-cell table:style-name="ce32" office:value-type="string">
            <text:p>Carth prod</text:p>
          </table:table-cell>
          <table:table-cell table:style-name="ce7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/>
          <table:table-cell table:style-name="ce32" table:number-columns-repeated="2"/>
          <table:table-cell table:style-name="ce7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9"/>
          <table:table-cell table:style-name="ce32" office:value-type="string">
            <text:p>/</text:p>
          </table:table-cell>
          <table:table-cell table:style-name="ce32" office:value-type="string">
            <text:p>/</text:p>
          </table:table-cell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9"/>
          <table:table-cell table:style-name="ce32" office:value-type="string">
            <text:p>remainder</text:p>
          </table:table-cell>
          <table:table-cell table:style-name="ce7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/>
          <table:table-cell table:style-name="ce7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9"/>
          <table:table-cell table:style-name="ce70" table:number-columns-repeated="4"/>
          <table:table-cell table:style-name="ce32" office:value-type="string">
            <text:p>intersect</text:p>
          </table:table-cell>
          <table:table-cell table:style-name="ce32" office:value-type="string">
            <text:p>common</text:p>
          </table:table-cell>
          <table:table-cell table:style-name="ce70"/>
          <table:table-cell table:style-name="ce32" office:value-type="string">
            <text:p>interse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70" table:number-columns-repeated="4"/>
          <table:table-cell table:style-name="ce32" table:number-columns-repeated="2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9"/>
          <table:table-cell table:style-name="ce70" table:number-columns-repeated="7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70" table:number-columns-repeated="7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0"/>
          <table:table-cell table:style-name="ce32" office:value-type="string">
            <text:p>&lt;</text:p>
          </table:table-cell>
          <table:table-cell table:style-name="ce32" office:value-type="string">
            <text:p>&lt;</text:p>
          </table:table-cell>
          <table:table-cell table:style-name="ce32" office:value-type="string">
            <text:p>compareTo</text:p>
          </table:table-cell>
          <table:table-cell table:style-name="ce32" office:value-type="string">
            <text:p>compareList</text:p>
          </table:table-cell>
          <table:table-cell table:style-name="ce32" office:value-type="string">
            <text:p>isSubset</text:p>
          </table:table-cell>
          <table:table-cell table:style-name="ce32" office:value-type="string">
            <text:p>isSubMap</text:p>
          </table:table-cell>
          <table:table-cell table:style-name="ce32"/>
          <table:table-cell table:style-name="ce32" office:value-type="string">
            <text:p>isSubSet</text:p>
          </table:table-cell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3"/>
          <table:table-cell table:style-name="ce32" office:value-type="string">
            <text:p>(Evaluator)</text:p>
          </table:table-cell>
          <table:table-cell table:style-name="ce3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0"/>
          <table:table-cell table:style-name="ce32" office:value-type="string">
            <text:p>&lt;=</text:p>
          </table:table-cell>
          <table:table-cell table:style-name="ce32" office:value-type="string">
            <text:p>&l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0"/>
          <table:table-cell table:style-name="ce32" office:value-type="string">
            <text:p>&gt;</text:p>
          </table:table-cell>
          <table:table-cell table:style-name="ce32" office:value-type="string">
            <text:p>&g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0"/>
          <table:table-cell table:style-name="ce32" office:value-type="string">
            <text:p>&gt;=</text:p>
          </table:table-cell>
          <table:table-cell table:style-name="ce32" office:value-type="string">
            <text:p>&g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0" table:number-columns-repeated="4"/>
          <table:table-cell table:style-name="ce32" office:value-type="string">
            <text:p>in (Evaluator)</text:p>
          </table:table-cell>
          <table:table-cell table:style-name="ce32" office:value-type="string">
            <text:p>contains</text:p>
          </table:table-cell>
          <table:table-cell table:style-name="ce32" office:value-type="string">
            <text:p>contains</text:p>
          </table:table-cell>
          <table:table-cell table:style-name="ce70"/>
          <table:table-cell table:style-name="ce32" office:value-type="string">
            <text:p>contains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/>
          <table:table-cell table:style-name="ce67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style-name="ce67"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7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3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0" table:number-columns-repeated="8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8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0" table:number-columns-repeated="8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8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0"/>
          <table:table-cell table:style-name="ce32" table:number-columns-repeated="2"/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1" office:value-type="string">
            <text:p>Ternary Operator</text:p>
          </table:table-cell>
          <table:table-cell table:style-name="ce1"/>
          <table:table-cell table:style-name="ce31" table:number-columns-repeated="10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70" table:number-columns-repeated="7"/>
          <table:table-cell table:style-name="ce3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7"/>
          <table:table-cell table:style-name="ce3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70" table:number-columns-repeated="4"/>
          <table:table-cell table:style-name="ce32"/>
          <table:table-cell table:style-name="ce70"/>
          <table:table-cell table:style-name="ce3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4"/>
          <table:table-cell table:style-name="ce32"/>
          <table:table-cell table:style-name="ce70"/>
          <table:table-cell table:style-name="ce3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2" table:default-cell-style-name="ce32"/>
        <table:table-column table:style-name="co32" table:default-cell-style-name="Default"/>
        <table:table-column table:style-name="co7" table:number-columns-repeated="254" table:default-cell-style-name="Default"/>
        <table:table-row table:style-name="ro1">
          <table:table-cell table:style-name="ce74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5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2"/>
        <table:table-column table:style-name="co7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70"/>
          <table:table-cell table:style-name="ce70" office:value-type="string">
            <text:p>lis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0" office:value-type="string">
            <text:p>length()</text:p>
          </table:table-cell>
          <table:table-cell table:style-name="ce3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map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table:style-name="ce3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se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relation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4" table:default-cell-style-name="Default"/>
        <table:table-column table:style-name="co31" table:default-cell-style-name="ce30"/>
        <table:table-column table:style-name="co31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6" office:value-type="string">
            <text:p>+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office:value-type="string">
            <text:p>AC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/>
          <table:table-cell table:number-columns-repeated="243"/>
        </table:table-row>
        <table:table-row table:style-name="ro1">
          <table:table-cell/>
          <table:table-cell table:style-name="ce76" office:value-type="string">
            <text:p>++</text:p>
          </table:table-cell>
          <table:table-cell table:style-name="ce76" table:number-columns-repeated="4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6" office:value-type="string">
            <text:p>*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office:value-type="string">
            <text:p>AC</text:p>
          </table:table-cell>
          <table:table-cell table:style-name="ce76" table:number-columns-repeated="7"/>
          <table:table-cell table:number-columns-repeated="243"/>
        </table:table-row>
        <table:table-row table:style-name="ro1">
          <table:table-cell/>
          <table:table-cell table:style-name="ce76" office:value-type="string">
            <text:p>**</text:p>
          </table:table-cell>
          <table:table-cell table:style-name="ce76" table:number-columns-repeated="5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7">08/17/2009</text:date>, <text:time>23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8-11-22T21:56:44</meta:creation-date>
    <dc:date>2009-08-17T23:19:02</dc:date>
    <dc:language>en-US</dc:language>
    <meta:editing-cycles>269</meta:editing-cycles>
    <meta:editing-duration>PT325H41M02S</meta:editing-duration>
    <meta:document-statistic meta:table-count="8" meta:cell-count="1199" meta:object-count="0"/>
    <meta:user-defined meta:name="Info 1"/>
    <meta:user-defined meta:name="Info 2"/>
    <meta:user-defined meta:name="Info 3"/>
    <meta:user-defined meta:name="Info 4"/>
  </office:meta>
</office:document-meta>
</file>